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SCAN for Anomaly Detection:</text:p>
      <text:p text:style-name="Standard"/>
      <text:p text:style-name="Standard"><text:a xlink:type="simple" xlink:href="https://ieeexplore.ieee.org/abstract/document/5946052" text:style-name="Internet_20_link" text:visited-style-name="Visited_20_Internet_20_Link">https://ieeexplore.ieee.org/abstract/document/5946052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7T17:21:45</meta:creation-date>
    <meta:generator>OpenOffice/4.1.4$Unix OpenOffice.org_project/414m5$Build-9788</meta:generator>
    <dc:date>2018-12-27T17:23:07</dc:date>
    <meta:editing-duration>PT1M22S</meta:editing-duration>
    <meta:editing-cycles>2</meta:editing-cycles>
    <meta:document-statistic meta:table-count="0" meta:image-count="0" meta:object-count="0" meta:page-count="1" meta:paragraph-count="2" meta:word-count="5" meta:character-count="82"/>
  </office:meta>
</office:document-meta>
</file>